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152cm" svg:stroke-color="#ffff66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8pt" fo:font-weight="bold" style:font-weight-asian="bold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budmoth" draw:style-name="dp1" draw:master-page-name="Default">
        <office:forms form:automatic-focus="false" form:apply-design-mode="false"/>
        <draw:custom-shape draw:style-name="gr1" draw:text-style-name="P2" draw:id="id1" draw:layer="layout" svg:width="5.715cm" svg:height="3.175cm" svg:x="7.35cm" svg:y="9.255cm">
          <draw:glue-point draw:id="4" svg:x="2.778cm" svg:y="5.001cm"/>
          <draw:glue-point draw:id="5" svg:x="-2.776cm" svg:y="5.001cm"/>
          <draw:glue-point draw:id="6" svg:x="2.778cm" svg:y="-4.998cm"/>
          <draw:glue-point draw:id="7" svg:x="-2.776cm" svg:y="-4.998cm"/>
          <text:p text:style-name="P1"><text:span text:style-name="T1">parasite</text:span></text:p>
          <text:p text:style-name="P1"><text:span text:style-name="T1">burd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3" draw:layer="layout" svg:width="5.715cm" svg:height="3.175cm" svg:x="7.35cm" svg:y="2.905cm">
          <draw:glue-point draw:id="4" svg:x="-2.776cm" svg:y="5.001cm"/>
          <draw:glue-point draw:id="5" svg:x="2.778cm" svg:y="5.001cm"/>
          <text:p text:style-name="P1"><text:span text:style-name="T1">immune</text:span></text:p>
          <text:p text:style-name="P1"><text:span text:style-name="T1">respon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2" draw:layer="layout" svg:width="5.715cm" svg:height="3.175cm" svg:x="7.35cm" svg:y="14.97cm">
          <draw:glue-point draw:id="4" svg:x="2.778cm" svg:y="-4.998cm"/>
          <draw:glue-point draw:id="5" svg:x="-2.776cm" svg:y="-4.998cm"/>
          <text:p text:style-name="P1"><text:span text:style-name="T1">resource</text:span></text:p>
          <text:p text:style-name="P1"><text:span text:style-name="T1">limi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curve" svg:x1="11.794cm" svg:y1="12.429cm" svg:x2="11.794cm" svg:y2="14.971cm" draw:start-shape="id1" draw:start-glue-point="4" draw:end-shape="id2" draw:end-glue-point="4">
          <text:p/>
        </draw:connector>
        <draw:connector draw:style-name="gr2" draw:text-style-name="P3" draw:layer="layout" draw:type="curve" svg:x1="8.621cm" svg:y1="14.971cm" svg:x2="8.621cm" svg:y2="12.429cm" draw:start-shape="id2" draw:start-glue-point="5" draw:end-shape="id1" draw:end-glue-point="5">
          <text:p/>
        </draw:connector>
        <draw:connector draw:style-name="gr2" draw:text-style-name="P3" draw:layer="layout" draw:type="curve" svg:x1="11.794cm" svg:y1="6.079cm" svg:x2="11.794cm" svg:y2="9.256cm" draw:start-shape="id3" draw:start-glue-point="5" draw:end-shape="id1" draw:end-glue-point="6">
          <text:p/>
        </draw:connector>
        <draw:connector draw:style-name="gr2" draw:text-style-name="P3" draw:layer="layout" draw:type="curve" svg:x1="8.621cm" svg:y1="9.256cm" svg:x2="8.621cm" svg:y2="6.079cm" draw:start-shape="id1" draw:start-glue-point="7" draw:end-shape="id3" draw:end-glue-point="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Unix OpenOffice.org_project/680m18$Build-9161</meta:generator>
    <meta:creation-date>2010-09-03T08:48:13</meta:creation-date>
    <dc:date>2011-03-23T04:52:04</dc:date>
    <dc:language>en-US</dc:language>
    <meta:editing-cycles>2</meta:editing-cycles>
    <meta:user-defined meta:name="Info 1"/>
    <meta:user-defined meta:name="Info 2"/>
    <meta:user-defined meta:name="Info 3"/>
    <meta:user-defined meta:name="Info 4"/>
    <meta:document-statistic meta:object-count="7"/>
  </office:meta>
</office:document-meta>
</file>